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2]/[.B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C3]/[.B3]" office:value-type="float" office:value="10.1666666666667" calcext:value-type="float">
            <text:p>10.1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table:formula="of:=[.C4]/[.B4]" office:value-type="float" office:value="7.66666666666667" calcext:value-type="float">
            <text:p>7.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907" calcext:value-type="float">
            <text:p>907</text:p>
          </table:table-cell>
          <table:table-cell table:formula="of:=[.C5]/[.B5]" office:value-type="float" office:value="7.55833333333333" calcext:value-type="float">
            <text:p>7.558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5950" calcext:value-type="float">
            <text:p>5950</text:p>
          </table:table-cell>
          <table:table-cell table:formula="of:=[.C6]/[.B6]" office:value-type="float" office:value="8.26388888888889" calcext:value-type="float">
            <text:p>8.2638888888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46273" calcext:value-type="float">
            <text:p>46273</text:p>
          </table:table-cell>
          <table:table-cell table:formula="of:=[.C7]/[.B7]" office:value-type="float" office:value="9.18115079365079" calcext:value-type="float">
            <text:p>9.18115079365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20" calcext:value-type="float">
            <text:p>40320</text:p>
          </table:table-cell>
          <table:table-cell office:value-type="float" office:value="409156" calcext:value-type="float">
            <text:p>409156</text:p>
          </table:table-cell>
          <table:table-cell table:formula="of:=[.C8]/[.B8]" office:value-type="float" office:value="10.1477182539683" calcext:value-type="float">
            <text:p>10.1477182539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880" calcext:value-type="float">
            <text:p>362880</text:p>
          </table:table-cell>
          <table:table-cell office:value-type="float" office:value="4037959" calcext:value-type="float">
            <text:p>4037959</text:p>
          </table:table-cell>
          <table:table-cell table:formula="of:=[.C9]/[.B9]" office:value-type="float" office:value="11.1275325176367" calcext:value-type="float">
            <text:p>11.1275325176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43954762" calcext:value-type="float">
            <text:p>43954762</text:p>
          </table:table-cell>
          <table:table-cell table:formula="of:=[.C10]/[.B10]" office:value-type="float" office:value="12.1127540784832" calcext:value-type="float">
            <text:p>12.1127540784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522956365" calcext:value-type="float">
            <text:p>522956365</text:p>
          </table:table-cell>
          <table:table-cell table:formula="of:=[.C11]/[.B11]" office:value-type="float" office:value="13.1011595368366" calcext:value-type="float">
            <text:p>13.10115953683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001600" calcext:value-type="float">
            <text:p>479001600</text:p>
          </table:table-cell>
          <table:table-cell office:value-type="float" office:value="6749977168" calcext:value-type="float">
            <text:p>6749977168</text:p>
          </table:table-cell>
          <table:table-cell table:formula="of:=[.C12]/[.B12]" office:value-type="float" office:value="14.0917633009994" calcext:value-type="float">
            <text:p>14.0917633009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4:09:43.457508002</meta:creation-date>
    <dc:date>2022-03-22T05:15:20.738788763</dc:date>
    <meta:editing-duration>PT45M17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